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22pt" style:font-size-asian="15pt" style:font-size-complex="15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22pt" style:font-size-asian="18pt" style:font-size-complex="18pt"/>
    </style:style>
    <style:style style:name="T8" style:family="text">
      <style:text-properties fo:font-size="20pt" style:font-size-asian="15pt" style:font-size-complex="15pt"/>
    </style:style>
    <style:style style:name="T9" style:family="text">
      <style:text-properties fo:font-size="40pt" style:font-size-asian="28pt" style:font-size-complex="28pt"/>
    </style:style>
    <style:style style:name="T10" style:family="text">
      <style:text-properties fo:font-size="36pt" style:font-size-asian="28pt" style:font-size-complex="28pt"/>
    </style:style>
    <style:style style:name="T11" style:family="text">
      <style:text-properties style:text-position="super 58%" fo:font-size="22pt" style:font-size-asian="18pt" style:font-size-complex="18pt"/>
    </style:style>
    <style:style style:name="T12" style:family="text">
      <style:text-properties fo:font-size="18pt" style:font-size-asian="15pt" style:font-size-complex="15pt"/>
    </style:style>
    <style:style style:name="T13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lower File System</text:p>
          </draw:text-box>
        </draw:frame>
        <draw:frame presentation:style-name="pr1" draw:layer="layout" svg:width="29.972cm" svg:height="9.347cm" svg:x="1.536cm" svg:y="14.49cm" presentation:class="subtitle" presentation:user-transformed="true">
          <draw:text-box>
            <text:p>Operating System Project</text:p>
            <text:p><text:span text:style-name="T1"/></text:p>
            <text:p><text:span text:style-name="T2">Rajat Yadav <text:s text:c="4"/>2018201077</text:span></text:p>
            <text:p><text:span text:style-name="T2">Vivek Patare <text:s text:c="2"/>2018201078</text:span></text:p>
            <text:p><text:span text:style-name="T2">Ankit Mishra <text:s text:c="2"/>2018201079</text:span></text:p>
            <text:p><text:span text:style-name="T2">Aditya Tewari <text:s/>2018201082</text:span></text:p>
            <text:p><text:span text:style-name="T1"/>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 is File System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Controlls how data is stored and retrieved on various storage devices</text:span></text:p>
                <text:p/>
              </text:list-item>
              <text:list-item>
                <text:p><text:span text:style-name="T4">Provided user interface to storage, mapping logical to physical</text:span></text:p>
                <text:p><text:span text:style-name="T5"/></text:p>
              </text:list-item>
              <text:list-item>
                <text:p><text:span text:style-name="T4">The policies and mechanisms to store files and their attributes on permanent storage devices.</text:span><text:span text:style-name="T5">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bjectiv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/>To understand how file systems work, specifically the directory hierarchy and storage management.</text:p>
                <text:p/>
              </text:list-item>
              <text:list-item>
                <text:p>To understand some of the performance issues file systems deal with.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Building user level library ‘libFS’ which implements good portion of filesystem to be used by application as API.</text:p>
                <text:p/>
              </text:list-item>
              <text:list-item>
                <text:p>Links with layer that implements ‘disk’ -&gt; LibDisk which is provided</text:p>
                <text:p/>
              </text:list-item>
              <text:list-item>
                <text:p>Includes two generic file system calls and set of calls that deals with file and directory acces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reate fake disk of size NUM_SECTORS * SECTOR_SIZE (5.1 MB) used in file system</text:p>
                <text:p/>
              </text:list-item>
              <text:list-item>
                <text:p>DISK is divided into sectors (512 KB). Data can be in single sector or spanned across multiple sectors.</text:p>
                <text:p/>
              </text:list-item>
              <text:list-item>
                <text:p>Disk is divided into following logical sections: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Superblock :</text:span></text:p>
                <text:list>
                  <text:list-item>
                    <text:p><text:span text:style-name="T7">Contains magic number (pre selected).</text:span></text:p>
                  </text:list-item>
                </text:list>
              </text:list-item>
              <text:list-item>
                <text:p><text:span text:style-name="T6">Inode bitmap:</text:span></text:p>
                <text:list>
                  <text:list-item>
                    <text:p><text:span text:style-name="T7">Bitmap corresponding to inode entries to each file (if present or not) takes size of 1000 bits(max no of files)</text:span></text:p>
                  </text:list-item>
                </text:list>
              </text:list-item>
              <text:list-item>
                <text:p><text:span text:style-name="T6">Sector Bitmap:</text:span></text:p>
                <text:list>
                  <text:list-item>
                    <text:p><text:span text:style-name="T8">Bitmap corresponding to sector entries (check if their is data in sector or not) takes size of ceil(NUM_SECTORS / 8) (total sectors possible)</text:span></text:p>
                  </text:list-item>
                </text:list>
              </text:list-item>
              <text:list-item>
                <text:p><text:span text:style-name="T6">Inode Table:</text:span></text:p>
                <text:list>
                  <text:list-item>
                    <text:p><text:span text:style-name="T7">Stores inode entries of each file present. Takes size of max_files * sizeof(inode structure (discussed later)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9">Datablocks:</text:span></text:p>
                <text:list>
                  <text:list-item>
                    <text:p><text:span text:style-name="T10">Stores normal files and directory actual data in remaining sectors.</text:span></text:p>
                  </text:list-item>
                </text:list>
                <text:p/>
                <text:p><text:span text:style-name="T9">Basic structures implemented are:</text:span></text:p>
                <text:p><text:span text:style-name="T6"/></text:p>
              </text:list-item>
              <text:list-item>
                <text:p><text:span text:style-name="T9">inode_structure:</text:span></text:p>
                <text:list>
                  <text:list-item>
                    <text:p text:style-name="P3"><text:span text:style-name="T10">Size -&gt; no of directory entries for directory</text:span></text:p>
                  </text:list-item>
                  <text:list-item>
                    <text:p text:style-name="P3"><text:span text:style-name="T10">Type -&gt; file/directory</text:span></text:p>
                  </text:list-item>
                  <text:list-item>
                    <text:p><text:span text:style-name="T10">Data array -&gt; Indices to sectors containing datablocks</text:span></text:p>
                    <text:p><text:span text:style-name="T7"/></text:p>
                  </text:list-item>
                </text:list>
              </text:list-item>
              <text:list-item>
                <text:p><text:span text:style-name="T9">Directory Entry Structure:</text:span></text:p>
                <text:list>
                  <text:list-item>
                    <text:p><text:span text:style-name="T9">Filename</text:span></text:p>
                  </text:list-item>
                  <text:list-item>
                    <text:p><text:span text:style-name="T9">Inode number -&gt;Corresponding to fille name</text:span></text:p>
                  </text:list-item>
                </text:list>
                <text:p><text:s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plementation Overvie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Open_file:</text:span></text:p>
                <text:list>
                  <text:list-item>
                    <text:p text:style-name="P3"><text:span text:style-name="T7">Inode number</text:span></text:p>
                  </text:list-item>
                  <text:list-item>
                    <text:p text:style-name="P3"><text:span text:style-name="T7">Size</text:span></text:p>
                  </text:list-item>
                  <text:list-item>
                    <text:p text:style-name="P3"><text:span text:style-name="T7">Position -&gt; current position</text:span></text:p>
                  </text:list-item>
                  <text:list-item>
                    <text:p text:style-name="P3"><text:span text:style-name="T7">Array of open file above as open file table.</text:span></text:p>
                    <text:p/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eneric API C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6">FS_BOOT(file_system_name):</text:span></text:p>
                <text:list>
                  <text:list-item>
                    <text:p text:style-name="P3"><text:span text:style-name="T7">Boots file system if already present</text:span></text:p>
                  </text:list-item>
                  <text:list-item>
                    <text:p text:style-name="P3"><text:span text:style-name="T7">If not make new file system and initialize its bitmaps</text:span></text:p>
                  </text:list-item>
                  <text:list-item>
                    <text:p text:style-name="P3"><text:span text:style-name="T7">Superblock with magic number</text:span></text:p>
                  </text:list-item>
                  <text:list-item>
                    <text:p text:style-name="P3"><text:span text:style-name="T7">Inode bitmap with root entry set to 1 (1</text:span><text:span text:style-name="T11">st</text:span><text:span text:style-name="T7"> entry)</text:span></text:p>
                  </text:list-item>
                  <text:list-item>
                    <text:p text:style-name="P3"><text:span text:style-name="T7">Sector bitmap with sectors till bitmap sector set to 1.</text:span></text:p>
                  </text:list-item>
                  <text:list-item>
                    <text:p text:style-name="P3"><text:span text:style-name="T7">Set inode table entries to 0 except root</text:span></text:p>
                  </text:list-item>
                  <text:list-item>
                    <text:p text:style-name="P3"><text:span text:style-name="T7">Check magic number</text:span></text:p>
                  </text:list-item>
                  <text:list-item>
                    <text:p><text:span text:style-name="T7">Do disk_save.</text:span></text:p>
                    <text:p><text:span text:style-name="T7"/></text:p>
                  </text:list-item>
                </text:list>
              </text:list-item>
              <text:list-item>
                <text:p><text:span text:style-name="T6">FS_Sync:</text:span></text:p>
                <text:list>
                  <text:list-item>
                    <text:p text:style-name="P3"><text:span text:style-name="T7">Generic call to disk_save.</text:span></text:p>
                  </text:list-item>
                  <text:list-item>
                    <text:p><text:span text:style-name="T7">Used each time data is changed in file system.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ile Access API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le_create(filename):</text:p>
                <text:list>
                  <text:list-item>
                    <text:p>Both file and directory create uses same driver function create_file_or_directory() with change in datatype passed for file it is 0</text:p>
                  </text:list-item>
                  <text:list-item>
                    <text:p>Gets parent inode number number of filepath provided</text:p>
                  </text:list-item>
                  <text:list-item>
                    <text:p>Make inode number according to 1<text:span text:style-name="T13">st</text:span> unused bit in inode bitmap. Create inode for it.</text:p>
                  </text:list-item>
                  <text:list-item>
                    <text:p>Locate inode table position to store created inode structure for it.</text:p>
                  </text:list-item>
                  <text:list-item>
                    <text:p>Write it to disk using disk_write()</text:p>
                  </text:list-item>
                  <text:list-item>
                    <text:p>Create new directory entry for added child in parent and add to it.</text:p>
                  </text:list-item>
                  <text:list-item>
                    <text:p>At every point, check for possible error condition and set osErrorno acordingly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ead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text</text:span></text:p>
                <text:list>
                  <text:list-header>
                    <text:p/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2:03:58.965174150</meta:creation-date>
    <meta:editing-duration>PT12M17S</meta:editing-duration>
    <meta:editing-cycles>4</meta:editing-cycles>
    <meta:generator>LibreOffice/6.0.3.2$Linux_X86_64 LibreOffice_project/00m0$Build-2</meta:generator>
    <dc:title>Vivid</dc:title>
    <dc:date>2018-11-28T04:10:48.360578849</dc:date>
    <meta:document-statistic meta:object-count="84"/>
  </office:meta>
</office:document-meta>
</file>